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il Empire" svg:font-family="'Evil Empire'" style:font-pitch="variable"/>
    <style:font-face style:name="Megatron" svg:font-family="Mega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.882cm" fo:min-width="0.632cm" fo:padding-top="0.14cm" fo:padding-bottom="0.14cm" fo:padding-left="0.265cm" fo:padding-right="0.265cm" style:protect="position size"/>
    </style:style>
    <style:style style:name="gr2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.852cm" fo:min-width="0.602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.852cm" fo:min-width="0.602cm" fo:padding-top="0.14cm" fo:padding-bottom="0.14cm" fo:padding-left="0.265cm" fo:padding-right="0.265cm" style:protect="position size"/>
    </style:style>
    <style:style style:name="gr4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Megatron"/>
    </style:style>
    <style:style style:name="P3" style:family="paragraph">
      <loext:graphic-properties draw:fill="none" draw:fill-color="#ffffff"/>
      <style:paragraph-properties fo:text-align="center"/>
      <style:text-properties style:font-name="Megatron"/>
    </style:style>
    <style:style style:name="P4" style:family="paragraph">
      <style:text-properties style:font-name="Megatron"/>
    </style:style>
    <style:style style:name="P5" style:family="paragraph">
      <loext:graphic-properties draw:fill="none" draw:fill-color="#ffffff"/>
      <style:text-properties style:font-name="Megatron"/>
    </style:style>
    <style:style style:name="T1" style:family="text">
      <style:text-properties style:font-name="Megatro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1.6cm" svg:x="3.65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6cm" svg:x="8.45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cm" svg:height="1.6cm" svg:x="13.30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cm" svg:height="1.6cm" svg:x="6.0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cm" svg:height="1.6cm" svg:x="10.8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cm" svg:height="1.6cm" svg:x="3.65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cm" svg:height="1.6cm" svg:x="8.45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cm" svg:height="1.6cm" svg:x="13.30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cm" svg:height="1.6cm" svg:x="6.05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6cm" svg:height="1.6cm" svg:x="10.85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6.7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4.35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9.15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14.00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4.35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9.15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14.00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11.5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306cm" svg:height="1.157cm" svg:x="6.197cm" svg:y="7.343cm">
          <draw:text-box>
            <text:p text:style-name="P2"><text:span text:style-name="T1">30</text:span></text:p>
          </draw:text-box>
        </draw:frame>
        <draw:frame draw:style-name="gr6" draw:text-style-name="P3" draw:layer="layout" svg:width="1.306cm" svg:height="1.157cm" svg:x="10.994cm" svg:y="7.243cm">
          <draw:text-box>
            <text:p text:style-name="P2"><text:span text:style-name="T1">30</text:span></text:p>
          </draw:text-box>
        </draw:frame>
        <draw:frame draw:style-name="gr5" draw:text-style-name="P5" draw:layer="layout" svg:width="1.12cm" svg:height="1.157cm" svg:x="3.895cm" svg:y="10.5cm">
          <draw:text-box>
            <text:p text:style-name="P4"><text:span text:style-name="T1">10</text:span></text:p>
          </draw:text-box>
        </draw:frame>
        <draw:frame draw:style-name="gr5" draw:text-style-name="P5" draw:layer="layout" svg:width="1.522cm" svg:height="1.157cm" svg:x="8.494cm" svg:y="10.5cm">
          <draw:text-box>
            <text:p text:style-name="P4"><text:span text:style-name="T1">100</text:span></text:p>
          </draw:text-box>
        </draw:frame>
        <draw:frame draw:style-name="gr5" draw:text-style-name="P5" draw:layer="layout" svg:width="1.12cm" svg:height="1.157cm" svg:x="13.545cm" svg:y="10.543cm">
          <draw:text-box>
            <text:p text:style-name="P4"><text:span text:style-name="T1">10</text:span></text:p>
          </draw:text-box>
        </draw:frame>
        <draw:frame draw:style-name="gr5" draw:text-style-name="P5" draw:layer="layout" svg:width="1.294cm" svg:height="1.157cm" svg:x="6.208cm" svg:y="13.743cm">
          <draw:text-box>
            <text:p text:style-name="P4"><text:span text:style-name="T1">50</text:span></text:p>
          </draw:text-box>
        </draw:frame>
        <draw:frame draw:style-name="gr5" draw:text-style-name="P5" draw:layer="layout" svg:width="1.294cm" svg:height="1.157cm" svg:x="11.008cm" svg:y="13.7cm">
          <draw:text-box>
            <text:p text:style-name="P4"><text:span text:style-name="T1">50</text:span></text:p>
          </draw:text-box>
        </draw:frame>
        <draw:frame draw:style-name="gr5" draw:text-style-name="P5" draw:layer="layout" svg:width="1.294cm" svg:height="1.157cm" svg:x="3.808cm" svg:y="16.943cm">
          <draw:text-box>
            <text:p text:style-name="P4"><text:span text:style-name="T1">20</text:span></text:p>
          </draw:text-box>
        </draw:frame>
        <draw:frame draw:style-name="gr5" draw:text-style-name="P5" draw:layer="layout" svg:width="1.294cm" svg:height="1.157cm" svg:x="8.608cm" svg:y="16.943cm">
          <draw:text-box>
            <text:p text:style-name="P4"><text:span text:style-name="T1">20</text:span></text:p>
          </draw:text-box>
        </draw:frame>
        <draw:frame draw:style-name="gr5" draw:text-style-name="P5" draw:layer="layout" svg:width="1.294cm" svg:height="1.157cm" svg:x="13.458cm" svg:y="16.943cm">
          <draw:text-box>
            <text:p text:style-name="P4"><text:span text:style-name="T1">20</text:span></text:p>
          </draw:text-box>
        </draw:frame>
        <draw:custom-shape draw:style-name="gr4" draw:text-style-name="P1" draw:layer="layout" svg:width="0.2cm" svg:height="0.2cm" svg:x="6.7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11.56cm" svg:y="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il Empire" svg:font-family="'Evil Empire'" style:font-pitch="variable"/>
    <style:font-face style:name="Megatron" svg:font-family="Mega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feff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4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7T15:28:37.282000000</meta:creation-date>
    <meta:print-date>2021-02-17T16:49:22.139213071</meta:print-date>
    <dc:date>2021-02-17T16:52:08.336063438</dc:date>
    <meta:editing-duration>PT26M53S</meta:editing-duration>
    <meta:editing-cycles>5</meta:editing-cycles>
    <meta:generator>LibreOffice/6.1.5.2$Linux_X86_64 LibreOffice_project/10$Build-2</meta:generator>
    <meta:document-statistic meta:object-count="30"/>
  </office:meta>
</office:document-meta>
</file>